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03cm" svg:stroke-color="#b2b2b2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1.239cm" svg:x="2cm" svg:y="1.001cm" svg:viewBox="0 0 17001 1240" draw:points="0,1240 17001,1240 17001,0 0,0">
          <text:p/>
        </draw:polygon>
        <draw:polygon draw:style-name="gr1" draw:text-style-name="P1" draw:layer="layout" svg:width="5.535cm" svg:height="0.618cm" svg:x="2cm" svg:y="1.001cm" svg:viewBox="0 0 5536 619" draw:points="0,619 5536,619 5536,0 0,0">
          <text:p/>
        </draw:polygon>
        <draw:polygon draw:style-name="gr1" draw:text-style-name="P1" draw:layer="layout" svg:width="5.531cm" svg:height="1.239cm" svg:x="7.535cm" svg:y="1.001cm" svg:viewBox="0 0 5532 1240" draw:points="0,1240 5532,1240 5532,0 0,0">
          <text:p/>
        </draw:polygon>
        <draw:polygon draw:style-name="gr1" draw:text-style-name="P1" draw:layer="layout" svg:width="5.934cm" svg:height="0.618cm" svg:x="13.066cm" svg:y="1.001cm" svg:viewBox="0 0 5935 619" draw:points="0,619 5935,619 5935,0 0,0">
          <text:p/>
        </draw:polygon>
        <draw:polygon draw:style-name="gr1" draw:text-style-name="P1" draw:layer="layout" svg:width="5.535cm" svg:height="0.621cm" svg:x="2cm" svg:y="1.619cm" svg:viewBox="0 0 5536 622" draw:points="0,622 5536,622 5536,0 0,0">
          <text:p/>
        </draw:polygon>
        <draw:polygon draw:style-name="gr1" draw:text-style-name="P1" draw:layer="layout" svg:width="5.934cm" svg:height="0.621cm" svg:x="13.066cm" svg:y="1.619cm" svg:viewBox="0 0 5935 622" draw:points="0,622 5935,622 5935,0 0,0">
          <text:p/>
        </draw:polygon>
        <draw:polygon draw:style-name="gr1" draw:text-style-name="P1" draw:layer="layout" svg:width="17.014cm" svg:height="15.822cm" svg:x="2cm" svg:y="2.998cm" svg:viewBox="0 0 17015 15823" draw:points="0,15823 17015,15823 17015,0 0,0">
          <text:p/>
        </draw:polygon>
        <draw:polygon draw:style-name="gr2" draw:text-style-name="P2" draw:layer="layout" svg:width="4.709cm" svg:height="1.298cm" svg:x="2cm" svg:y="2.998cm" svg:viewBox="0 0 4710 1299" draw:points="0,1299 4710,1299 4710,0 0,0">
          <text:p/>
        </draw:polygon>
        <draw:polygon draw:style-name="gr2" draw:text-style-name="P2" draw:layer="layout" svg:width="5.585cm" svg:height="1.298cm" svg:x="6.709cm" svg:y="2.998cm" svg:viewBox="0 0 5586 1299" draw:points="0,1299 5586,1299 5586,0 0,0">
          <text:p/>
        </draw:polygon>
        <draw:polygon draw:style-name="gr2" draw:text-style-name="P2" draw:layer="layout" svg:width="3.993cm" svg:height="1.298cm" svg:x="12.294cm" svg:y="2.998cm" svg:viewBox="0 0 3994 1299" draw:points="0,1299 3994,1299 3994,0 0,0">
          <text:p/>
        </draw:polygon>
        <draw:polygon draw:style-name="gr2" draw:text-style-name="P2" draw:layer="layout" svg:width="2.727cm" svg:height="1.298cm" svg:x="16.287cm" svg:y="2.998cm" svg:viewBox="0 0 2728 1299" draw:points="0,1299 2728,1299 2728,0 0,0">
          <text:p/>
        </draw:polygon>
        <draw:polygon draw:style-name="gr1" draw:text-style-name="P1" draw:layer="layout" svg:width="4.709cm" svg:height="4.428cm" svg:x="2cm" svg:y="4.296cm" svg:viewBox="0 0 4710 4429" draw:points="0,4429 4710,4429 4710,0 0,0">
          <text:p/>
        </draw:polygon>
        <draw:polygon draw:style-name="gr1" draw:text-style-name="P1" draw:layer="layout" svg:width="5.585cm" svg:height="4.428cm" svg:x="6.709cm" svg:y="4.296cm" svg:viewBox="0 0 5586 4429" draw:points="0,4429 5586,4429 5586,0 0,0">
          <text:p/>
        </draw:polygon>
        <draw:polygon draw:style-name="gr1" draw:text-style-name="P1" draw:layer="layout" svg:width="3.993cm" svg:height="4.428cm" svg:x="12.294cm" svg:y="4.296cm" svg:viewBox="0 0 3994 4429" draw:points="0,4429 3994,4429 3994,0 0,0">
          <text:p/>
        </draw:polygon>
        <draw:polygon draw:style-name="gr1" draw:text-style-name="P1" draw:layer="layout" svg:width="2.727cm" svg:height="4.428cm" svg:x="16.287cm" svg:y="4.296cm" svg:viewBox="0 0 2728 4429" draw:points="0,4429 2728,4429 2728,0 0,0">
          <text:p/>
        </draw:polygon>
        <draw:polygon draw:style-name="gr1" draw:text-style-name="P1" draw:layer="layout" svg:width="4.709cm" svg:height="2.737cm" svg:x="2cm" svg:y="8.724cm" svg:viewBox="0 0 4710 2738" draw:points="0,2738 4710,2738 4710,0 0,0">
          <text:p/>
        </draw:polygon>
        <draw:polygon draw:style-name="gr1" draw:text-style-name="P1" draw:layer="layout" svg:width="5.585cm" svg:height="2.737cm" svg:x="6.709cm" svg:y="8.724cm" svg:viewBox="0 0 5586 2738" draw:points="0,2738 5586,2738 5586,0 0,0">
          <text:p/>
        </draw:polygon>
        <draw:polygon draw:style-name="gr1" draw:text-style-name="P1" draw:layer="layout" svg:width="3.993cm" svg:height="2.737cm" svg:x="12.294cm" svg:y="8.724cm" svg:viewBox="0 0 3994 2738" draw:points="0,2738 3994,2738 3994,0 0,0">
          <text:p/>
        </draw:polygon>
        <draw:polygon draw:style-name="gr1" draw:text-style-name="P1" draw:layer="layout" svg:width="2.727cm" svg:height="2.737cm" svg:x="16.287cm" svg:y="8.724cm" svg:viewBox="0 0 2728 2738" draw:points="0,2738 2728,2738 2728,0 0,0">
          <text:p/>
        </draw:polygon>
        <draw:polygon draw:style-name="gr1" draw:text-style-name="P1" draw:layer="layout" svg:width="4.709cm" svg:height="2.734cm" svg:x="2cm" svg:y="11.461cm" svg:viewBox="0 0 4710 2735" draw:points="0,2735 4710,2735 4710,0 0,0">
          <text:p/>
        </draw:polygon>
        <draw:polygon draw:style-name="gr1" draw:text-style-name="P1" draw:layer="layout" svg:width="5.585cm" svg:height="2.734cm" svg:x="6.709cm" svg:y="11.461cm" svg:viewBox="0 0 5586 2735" draw:points="0,2735 5586,2735 5586,0 0,0">
          <text:p/>
        </draw:polygon>
        <draw:polygon draw:style-name="gr1" draw:text-style-name="P1" draw:layer="layout" svg:width="3.993cm" svg:height="2.734cm" svg:x="12.294cm" svg:y="11.461cm" svg:viewBox="0 0 3994 2735" draw:points="0,2735 3994,2735 3994,0 0,0">
          <text:p/>
        </draw:polygon>
        <draw:polygon draw:style-name="gr1" draw:text-style-name="P1" draw:layer="layout" svg:width="2.727cm" svg:height="2.734cm" svg:x="16.287cm" svg:y="11.461cm" svg:viewBox="0 0 2728 2735" draw:points="0,2735 2728,2735 2728,0 0,0">
          <text:p/>
        </draw:polygon>
        <draw:polygon draw:style-name="gr1" draw:text-style-name="P1" draw:layer="layout" svg:width="4.709cm" svg:height="2.738cm" svg:x="2cm" svg:y="14.195cm" svg:viewBox="0 0 4710 2739" draw:points="0,2739 4710,2739 4710,0 0,0">
          <text:p/>
        </draw:polygon>
        <draw:polygon draw:style-name="gr1" draw:text-style-name="P1" draw:layer="layout" svg:width="5.585cm" svg:height="2.738cm" svg:x="6.709cm" svg:y="14.195cm" svg:viewBox="0 0 5586 2739" draw:points="0,2739 5586,2739 5586,0 0,0">
          <text:p/>
        </draw:polygon>
        <draw:polygon draw:style-name="gr1" draw:text-style-name="P1" draw:layer="layout" svg:width="3.993cm" svg:height="2.738cm" svg:x="12.294cm" svg:y="14.195cm" svg:viewBox="0 0 3994 2739" draw:points="0,2739 3994,2739 3994,0 0,0">
          <text:p/>
        </draw:polygon>
        <draw:polygon draw:style-name="gr1" draw:text-style-name="P1" draw:layer="layout" svg:width="2.727cm" svg:height="2.738cm" svg:x="16.287cm" svg:y="14.195cm" svg:viewBox="0 0 2728 2739" draw:points="0,2739 2728,2739 2728,0 0,0">
          <text:p/>
        </draw:polygon>
        <draw:polygon draw:style-name="gr1" draw:text-style-name="P1" draw:layer="layout" svg:width="4.709cm" svg:height="1.887cm" svg:x="2cm" svg:y="16.933cm" svg:viewBox="0 0 4710 1888" draw:points="0,1888 4710,1888 4710,0 0,0">
          <text:p/>
        </draw:polygon>
        <draw:polygon draw:style-name="gr1" draw:text-style-name="P1" draw:layer="layout" svg:width="5.585cm" svg:height="1.887cm" svg:x="6.709cm" svg:y="16.933cm" svg:viewBox="0 0 5586 1888" draw:points="0,1888 5586,1888 5586,0 0,0">
          <text:p/>
        </draw:polygon>
        <draw:polygon draw:style-name="gr1" draw:text-style-name="P1" draw:layer="layout" svg:width="3.993cm" svg:height="1.887cm" svg:x="12.294cm" svg:y="16.933cm" svg:viewBox="0 0 3994 1888" draw:points="0,1888 3994,1888 3994,0 0,0">
          <text:p/>
        </draw:polygon>
        <draw:polygon draw:style-name="gr1" draw:text-style-name="P1" draw:layer="layout" svg:width="2.727cm" svg:height="1.887cm" svg:x="16.287cm" svg:y="16.933cm" svg:viewBox="0 0 2728 1888" draw:points="0,1888 2728,1888 2728,0 0,0">
          <text:p/>
        </draw:polygon>
        <draw:line draw:style-name="gr3" draw:text-style-name="P3" draw:layer="layout" svg:x1="2cm" svg:y1="1.005cm" svg:x2="7.535cm" svg:y2="1.005cm">
          <text:p/>
        </draw:line>
        <draw:line draw:style-name="gr3" draw:text-style-name="P3" draw:layer="layout" svg:x1="7.535cm" svg:y1="1.005cm" svg:x2="13.066cm" svg:y2="1.005cm">
          <text:p/>
        </draw:line>
        <draw:line draw:style-name="gr3" draw:text-style-name="P3" draw:layer="layout" svg:x1="13.066cm" svg:y1="1.005cm" svg:x2="19cm" svg:y2="1.005cm">
          <text:p/>
        </draw:line>
        <draw:line draw:style-name="gr3" draw:text-style-name="P3" draw:layer="layout" svg:x1="2cm" svg:y1="1.622cm" svg:x2="7.535cm" svg:y2="1.622cm">
          <text:p/>
        </draw:line>
        <draw:line draw:style-name="gr3" draw:text-style-name="P3" draw:layer="layout" svg:x1="13.066cm" svg:y1="1.622cm" svg:x2="19cm" svg:y2="1.622cm">
          <text:p/>
        </draw:line>
        <draw:line draw:style-name="gr3" draw:text-style-name="P3" draw:layer="layout" svg:x1="2cm" svg:y1="2.243cm" svg:x2="7.535cm" svg:y2="2.243cm">
          <text:p/>
        </draw:line>
        <draw:line draw:style-name="gr3" draw:text-style-name="P3" draw:layer="layout" svg:x1="7.535cm" svg:y1="2.243cm" svg:x2="13.066cm" svg:y2="2.243cm">
          <text:p/>
        </draw:line>
        <draw:line draw:style-name="gr3" draw:text-style-name="P3" draw:layer="layout" svg:x1="13.066cm" svg:y1="2.243cm" svg:x2="19cm" svg:y2="2.243cm">
          <text:p/>
        </draw:line>
        <draw:line draw:style-name="gr3" draw:text-style-name="P3" draw:layer="layout" svg:x1="2cm" svg:y1="1.622cm" svg:x2="2cm" svg:y2="1.005cm">
          <text:p/>
        </draw:line>
        <draw:line draw:style-name="gr3" draw:text-style-name="P3" draw:layer="layout" svg:x1="2cm" svg:y1="2.243cm" svg:x2="2cm" svg:y2="1.622cm">
          <text:p/>
        </draw:line>
        <draw:line draw:style-name="gr3" draw:text-style-name="P3" draw:layer="layout" svg:x1="7.535cm" svg:y1="1.622cm" svg:x2="7.535cm" svg:y2="1.005cm">
          <text:p/>
        </draw:line>
        <draw:line draw:style-name="gr3" draw:text-style-name="P3" draw:layer="layout" svg:x1="7.535cm" svg:y1="2.243cm" svg:x2="7.535cm" svg:y2="1.622cm">
          <text:p/>
        </draw:line>
        <draw:line draw:style-name="gr3" draw:text-style-name="P3" draw:layer="layout" svg:x1="13.066cm" svg:y1="1.622cm" svg:x2="13.066cm" svg:y2="1.005cm">
          <text:p/>
        </draw:line>
        <draw:line draw:style-name="gr3" draw:text-style-name="P3" draw:layer="layout" svg:x1="13.066cm" svg:y1="2.243cm" svg:x2="13.066cm" svg:y2="1.622cm">
          <text:p/>
        </draw:line>
        <draw:line draw:style-name="gr3" draw:text-style-name="P3" draw:layer="layout" svg:x1="19cm" svg:y1="1.622cm" svg:x2="19cm" svg:y2="1.005cm">
          <text:p/>
        </draw:line>
        <draw:line draw:style-name="gr3" draw:text-style-name="P3" draw:layer="layout" svg:x1="19cm" svg:y1="2.243cm" svg:x2="19cm" svg:y2="1.622cm">
          <text:p/>
        </draw:line>
        <draw:frame draw:style-name="gr4" draw:text-style-name="P5" draw:layer="layout" svg:width="2.788cm" svg:height="0.424cm" svg:x="2.103cm" svg:y="1.099cm">
          <draw:text-box>
            <text:p text:style-name="P4"><text:span text:style-name="T1">ZEEB, CHARLOTTE</text:span></text:p>
          </draw:text-box>
        </draw:frame>
        <draw:frame draw:style-name="gr4" draw:text-style-name="P5" draw:layer="layout" svg:width="4.743cm" svg:height="0.424cm" svg:x="7.962cm" svg:y="1.409cm">
          <draw:text-box>
            <text:p text:style-name="P4"><text:span text:style-name="T1">HELMHOLTZ-ZENTRUM BERLIN</text:span></text:p>
          </draw:text-box>
        </draw:frame>
        <draw:frame draw:style-name="gr4" draw:text-style-name="P5" draw:layer="layout" svg:width="1.975cm" svg:height="0.424cm" svg:x="16.965cm" svg:y="1.099cm">
          <draw:text-box>
            <text:p text:style-name="P4"><text:span text:style-name="T1">1. SEMESTER</text:span></text:p>
          </draw:text-box>
        </draw:frame>
        <draw:frame draw:style-name="gr4" draw:text-style-name="P5" draw:layer="layout" svg:width="3.897cm" svg:height="0.424cm" svg:x="2.103cm" svg:y="1.72cm">
          <draw:text-box>
            <text:p text:style-name="P4"><text:span text:style-name="T1">2016/01/11 – 2016/01/15</text:span></text:p>
          </draw:text-box>
        </draw:frame>
        <draw:line draw:style-name="gr3" draw:text-style-name="P3" draw:layer="layout" svg:x1="2cm" svg:y1="3.002cm" svg:x2="6.709cm" svg:y2="3.002cm">
          <text:p/>
        </draw:line>
        <draw:line draw:style-name="gr3" draw:text-style-name="P3" draw:layer="layout" svg:x1="6.709cm" svg:y1="3.002cm" svg:x2="12.294cm" svg:y2="3.002cm">
          <text:p/>
        </draw:line>
        <draw:line draw:style-name="gr3" draw:text-style-name="P3" draw:layer="layout" svg:x1="12.294cm" svg:y1="3.002cm" svg:x2="16.287cm" svg:y2="3.002cm">
          <text:p/>
        </draw:line>
        <draw:line draw:style-name="gr3" draw:text-style-name="P3" draw:layer="layout" svg:x1="16.287cm" svg:y1="3.002cm" svg:x2="19.014cm" svg:y2="3.002cm">
          <text:p/>
        </draw:line>
        <draw:line draw:style-name="gr3" draw:text-style-name="P3" draw:layer="layout" svg:x1="2cm" svg:y1="4.3cm" svg:x2="6.709cm" svg:y2="4.3cm">
          <text:p/>
        </draw:line>
        <draw:line draw:style-name="gr3" draw:text-style-name="P3" draw:layer="layout" svg:x1="6.709cm" svg:y1="4.3cm" svg:x2="12.294cm" svg:y2="4.3cm">
          <text:p/>
        </draw:line>
        <draw:line draw:style-name="gr3" draw:text-style-name="P3" draw:layer="layout" svg:x1="12.294cm" svg:y1="4.3cm" svg:x2="16.287cm" svg:y2="4.3cm">
          <text:p/>
        </draw:line>
        <draw:line draw:style-name="gr3" draw:text-style-name="P3" draw:layer="layout" svg:x1="16.287cm" svg:y1="4.3cm" svg:x2="19.014cm" svg:y2="4.3cm">
          <text:p/>
        </draw:line>
        <draw:line draw:style-name="gr3" draw:text-style-name="P3" draw:layer="layout" svg:x1="2cm" svg:y1="8.727cm" svg:x2="6.709cm" svg:y2="8.727cm">
          <text:p/>
        </draw:line>
        <draw:line draw:style-name="gr3" draw:text-style-name="P3" draw:layer="layout" svg:x1="6.709cm" svg:y1="8.727cm" svg:x2="12.294cm" svg:y2="8.727cm">
          <text:p/>
        </draw:line>
        <draw:line draw:style-name="gr3" draw:text-style-name="P3" draw:layer="layout" svg:x1="12.294cm" svg:y1="8.727cm" svg:x2="16.287cm" svg:y2="8.727cm">
          <text:p/>
        </draw:line>
        <draw:line draw:style-name="gr3" draw:text-style-name="P3" draw:layer="layout" svg:x1="16.287cm" svg:y1="8.727cm" svg:x2="19.014cm" svg:y2="8.727cm">
          <text:p/>
        </draw:line>
        <draw:line draw:style-name="gr3" draw:text-style-name="P3" draw:layer="layout" svg:x1="2cm" svg:y1="11.465cm" svg:x2="6.709cm" svg:y2="11.465cm">
          <text:p/>
        </draw:line>
        <draw:line draw:style-name="gr3" draw:text-style-name="P3" draw:layer="layout" svg:x1="6.709cm" svg:y1="11.465cm" svg:x2="12.294cm" svg:y2="11.465cm">
          <text:p/>
        </draw:line>
        <draw:line draw:style-name="gr3" draw:text-style-name="P3" draw:layer="layout" svg:x1="12.294cm" svg:y1="11.465cm" svg:x2="16.287cm" svg:y2="11.465cm">
          <text:p/>
        </draw:line>
        <draw:line draw:style-name="gr3" draw:text-style-name="P3" draw:layer="layout" svg:x1="16.287cm" svg:y1="11.465cm" svg:x2="19.014cm" svg:y2="11.465cm">
          <text:p/>
        </draw:line>
        <draw:line draw:style-name="gr3" draw:text-style-name="P3" draw:layer="layout" svg:x1="2cm" svg:y1="14.199cm" svg:x2="6.709cm" svg:y2="14.199cm">
          <text:p/>
        </draw:line>
        <draw:line draw:style-name="gr3" draw:text-style-name="P3" draw:layer="layout" svg:x1="6.709cm" svg:y1="14.199cm" svg:x2="12.294cm" svg:y2="14.199cm">
          <text:p/>
        </draw:line>
        <draw:line draw:style-name="gr3" draw:text-style-name="P3" draw:layer="layout" svg:x1="12.294cm" svg:y1="14.199cm" svg:x2="16.287cm" svg:y2="14.199cm">
          <text:p/>
        </draw:line>
        <draw:line draw:style-name="gr3" draw:text-style-name="P3" draw:layer="layout" svg:x1="16.287cm" svg:y1="14.199cm" svg:x2="19.014cm" svg:y2="14.199cm">
          <text:p/>
        </draw:line>
        <draw:line draw:style-name="gr3" draw:text-style-name="P3" draw:layer="layout" svg:x1="2cm" svg:y1="16.936cm" svg:x2="6.709cm" svg:y2="16.936cm">
          <text:p/>
        </draw:line>
        <draw:line draw:style-name="gr3" draw:text-style-name="P3" draw:layer="layout" svg:x1="6.709cm" svg:y1="16.936cm" svg:x2="12.294cm" svg:y2="16.936cm">
          <text:p/>
        </draw:line>
        <draw:line draw:style-name="gr3" draw:text-style-name="P3" draw:layer="layout" svg:x1="12.294cm" svg:y1="16.936cm" svg:x2="16.287cm" svg:y2="16.936cm">
          <text:p/>
        </draw:line>
        <draw:line draw:style-name="gr3" draw:text-style-name="P3" draw:layer="layout" svg:x1="16.287cm" svg:y1="16.936cm" svg:x2="19.014cm" svg:y2="16.936cm">
          <text:p/>
        </draw:line>
        <draw:line draw:style-name="gr3" draw:text-style-name="P3" draw:layer="layout" svg:x1="2cm" svg:y1="18.824cm" svg:x2="6.709cm" svg:y2="18.824cm">
          <text:p/>
        </draw:line>
        <draw:line draw:style-name="gr3" draw:text-style-name="P3" draw:layer="layout" svg:x1="6.709cm" svg:y1="18.824cm" svg:x2="12.294cm" svg:y2="18.824cm">
          <text:p/>
        </draw:line>
        <draw:line draw:style-name="gr3" draw:text-style-name="P3" draw:layer="layout" svg:x1="12.294cm" svg:y1="18.824cm" svg:x2="16.287cm" svg:y2="18.824cm">
          <text:p/>
        </draw:line>
        <draw:line draw:style-name="gr3" draw:text-style-name="P3" draw:layer="layout" svg:x1="16.287cm" svg:y1="18.824cm" svg:x2="19.014cm" svg:y2="18.824cm">
          <text:p/>
        </draw:line>
        <draw:line draw:style-name="gr3" draw:text-style-name="P3" draw:layer="layout" svg:x1="2cm" svg:y1="4.3cm" svg:x2="2cm" svg:y2="3.002cm">
          <text:p/>
        </draw:line>
        <draw:line draw:style-name="gr3" draw:text-style-name="P3" draw:layer="layout" svg:x1="2cm" svg:y1="8.727cm" svg:x2="2cm" svg:y2="4.3cm">
          <text:p/>
        </draw:line>
        <draw:line draw:style-name="gr3" draw:text-style-name="P3" draw:layer="layout" svg:x1="2cm" svg:y1="11.465cm" svg:x2="2cm" svg:y2="8.727cm">
          <text:p/>
        </draw:line>
        <draw:line draw:style-name="gr3" draw:text-style-name="P3" draw:layer="layout" svg:x1="2cm" svg:y1="14.199cm" svg:x2="2cm" svg:y2="11.465cm">
          <text:p/>
        </draw:line>
        <draw:line draw:style-name="gr3" draw:text-style-name="P3" draw:layer="layout" svg:x1="2cm" svg:y1="16.936cm" svg:x2="2cm" svg:y2="14.199cm">
          <text:p/>
        </draw:line>
        <draw:line draw:style-name="gr3" draw:text-style-name="P3" draw:layer="layout" svg:x1="2cm" svg:y1="18.824cm" svg:x2="2cm" svg:y2="16.936cm">
          <text:p/>
        </draw:line>
        <draw:line draw:style-name="gr3" draw:text-style-name="P3" draw:layer="layout" svg:x1="6.709cm" svg:y1="4.3cm" svg:x2="6.709cm" svg:y2="3.002cm">
          <text:p/>
        </draw:line>
        <draw:line draw:style-name="gr3" draw:text-style-name="P3" draw:layer="layout" svg:x1="6.709cm" svg:y1="8.727cm" svg:x2="6.709cm" svg:y2="4.3cm">
          <text:p/>
        </draw:line>
        <draw:line draw:style-name="gr3" draw:text-style-name="P3" draw:layer="layout" svg:x1="6.709cm" svg:y1="11.465cm" svg:x2="6.709cm" svg:y2="8.727cm">
          <text:p/>
        </draw:line>
        <draw:line draw:style-name="gr3" draw:text-style-name="P3" draw:layer="layout" svg:x1="6.709cm" svg:y1="14.199cm" svg:x2="6.709cm" svg:y2="11.465cm">
          <text:p/>
        </draw:line>
        <draw:line draw:style-name="gr3" draw:text-style-name="P3" draw:layer="layout" svg:x1="6.709cm" svg:y1="16.936cm" svg:x2="6.709cm" svg:y2="14.199cm">
          <text:p/>
        </draw:line>
        <draw:line draw:style-name="gr3" draw:text-style-name="P3" draw:layer="layout" svg:x1="6.709cm" svg:y1="18.824cm" svg:x2="6.709cm" svg:y2="16.936cm">
          <text:p/>
        </draw:line>
        <draw:line draw:style-name="gr3" draw:text-style-name="P3" draw:layer="layout" svg:x1="12.294cm" svg:y1="4.3cm" svg:x2="12.294cm" svg:y2="3.002cm">
          <text:p/>
        </draw:line>
        <draw:line draw:style-name="gr3" draw:text-style-name="P3" draw:layer="layout" svg:x1="12.294cm" svg:y1="8.727cm" svg:x2="12.294cm" svg:y2="4.3cm">
          <text:p/>
        </draw:line>
        <draw:line draw:style-name="gr3" draw:text-style-name="P3" draw:layer="layout" svg:x1="12.294cm" svg:y1="11.465cm" svg:x2="12.294cm" svg:y2="8.727cm">
          <text:p/>
        </draw:line>
        <draw:line draw:style-name="gr3" draw:text-style-name="P3" draw:layer="layout" svg:x1="12.294cm" svg:y1="14.199cm" svg:x2="12.294cm" svg:y2="11.465cm">
          <text:p/>
        </draw:line>
        <draw:line draw:style-name="gr3" draw:text-style-name="P3" draw:layer="layout" svg:x1="12.294cm" svg:y1="16.936cm" svg:x2="12.294cm" svg:y2="14.199cm">
          <text:p/>
        </draw:line>
        <draw:line draw:style-name="gr3" draw:text-style-name="P3" draw:layer="layout" svg:x1="12.294cm" svg:y1="18.824cm" svg:x2="12.294cm" svg:y2="16.936cm">
          <text:p/>
        </draw:line>
        <draw:line draw:style-name="gr3" draw:text-style-name="P3" draw:layer="layout" svg:x1="16.287cm" svg:y1="4.3cm" svg:x2="16.287cm" svg:y2="3.002cm">
          <text:p/>
        </draw:line>
        <draw:line draw:style-name="gr3" draw:text-style-name="P3" draw:layer="layout" svg:x1="16.287cm" svg:y1="8.727cm" svg:x2="16.287cm" svg:y2="4.3cm">
          <text:p/>
        </draw:line>
        <draw:line draw:style-name="gr3" draw:text-style-name="P3" draw:layer="layout" svg:x1="16.287cm" svg:y1="11.465cm" svg:x2="16.287cm" svg:y2="8.727cm">
          <text:p/>
        </draw:line>
        <draw:line draw:style-name="gr3" draw:text-style-name="P3" draw:layer="layout" svg:x1="16.287cm" svg:y1="14.199cm" svg:x2="16.287cm" svg:y2="11.465cm">
          <text:p/>
        </draw:line>
        <draw:line draw:style-name="gr3" draw:text-style-name="P3" draw:layer="layout" svg:x1="16.287cm" svg:y1="16.936cm" svg:x2="16.287cm" svg:y2="14.199cm">
          <text:p/>
        </draw:line>
        <draw:line draw:style-name="gr3" draw:text-style-name="P3" draw:layer="layout" svg:x1="16.287cm" svg:y1="18.824cm" svg:x2="16.287cm" svg:y2="16.936cm">
          <text:p/>
        </draw:line>
        <draw:line draw:style-name="gr3" draw:text-style-name="P3" draw:layer="layout" svg:x1="19.014cm" svg:y1="4.3cm" svg:x2="19.014cm" svg:y2="3.002cm">
          <text:p/>
        </draw:line>
        <draw:line draw:style-name="gr3" draw:text-style-name="P3" draw:layer="layout" svg:x1="19.014cm" svg:y1="8.727cm" svg:x2="19.014cm" svg:y2="4.3cm">
          <text:p/>
        </draw:line>
        <draw:line draw:style-name="gr3" draw:text-style-name="P3" draw:layer="layout" svg:x1="19.014cm" svg:y1="11.465cm" svg:x2="19.014cm" svg:y2="8.727cm">
          <text:p/>
        </draw:line>
        <draw:line draw:style-name="gr3" draw:text-style-name="P3" draw:layer="layout" svg:x1="19.014cm" svg:y1="14.199cm" svg:x2="19.014cm" svg:y2="11.465cm">
          <text:p/>
        </draw:line>
        <draw:line draw:style-name="gr3" draw:text-style-name="P3" draw:layer="layout" svg:x1="19.014cm" svg:y1="16.936cm" svg:x2="19.014cm" svg:y2="14.199cm">
          <text:p/>
        </draw:line>
        <draw:line draw:style-name="gr3" draw:text-style-name="P3" draw:layer="layout" svg:x1="19.014cm" svg:y1="18.824cm" svg:x2="19.014cm" svg:y2="16.936cm">
          <text:p/>
        </draw:line>
        <draw:frame draw:style-name="gr4" draw:text-style-name="P5" draw:layer="layout" svg:width="1.623cm" svg:height="0.424cm" svg:x="17.314cm" svg:y="1.72cm">
          <draw:text-box>
            <text:p text:style-name="P4"><text:span text:style-name="T1">KW 3 2016</text:span></text:p>
          </draw:text-box>
        </draw:frame>
        <draw:frame draw:style-name="gr4" draw:text-style-name="P5" draw:layer="layout" svg:width="0.595cm" svg:height="0.424cm" svg:x="4.064cm" svg:y="3.438cm">
          <draw:text-box>
            <text:p text:style-name="P4"><text:span text:style-name="T1">TAG</text:span></text:p>
          </draw:text-box>
        </draw:frame>
        <draw:frame draw:style-name="gr4" draw:text-style-name="P5" draw:layer="layout" svg:width="1.115cm" svg:height="0.424cm" svg:x="8.954cm" svg:y="3.438cm">
          <draw:text-box>
            <text:p text:style-name="P4"><text:span text:style-name="T1">INHALT</text:span></text:p>
          </draw:text-box>
        </draw:frame>
        <draw:frame draw:style-name="gr4" draw:text-style-name="P5" draw:layer="layout" svg:width="1.979cm" svg:height="0.424cm" svg:x="13.314cm" svg:y="3.438cm">
          <draw:text-box>
            <text:p text:style-name="P4"><text:span text:style-name="T1">ARBEITSZEIT</text:span></text:p>
          </draw:text-box>
        </draw:frame>
        <draw:frame draw:style-name="gr4" draw:text-style-name="P5" draw:layer="layout" svg:width="0.645cm" svg:height="0.424cm" svg:x="17.332cm" svg:y="3.438cm">
          <draw:text-box>
            <text:p text:style-name="P4"><text:span text:style-name="T1">ORT</text:span></text:p>
          </draw:text-box>
        </draw:frame>
        <draw:frame draw:style-name="gr4" draw:text-style-name="P5" draw:layer="layout" svg:width="3.456cm" svg:height="0.424cm" svg:x="2.656cm" svg:y="6.299cm">
          <draw:text-box>
            <text:p text:style-name="P4"><text:span text:style-name="T1">2016/01/11 – MONTAG</text:span></text:p>
          </draw:text-box>
        </draw:frame>
        <draw:frame draw:style-name="gr4" draw:text-style-name="P5" draw:layer="layout" svg:width="4.824cm" svg:height="0.424cm" svg:x="7.112cm" svg:y="4.394cm">
          <draw:text-box>
            <text:p text:style-name="P4"><text:span text:style-name="T2">AS:</text:span><text:span text:style-name="T3"> Klassenarbeit geschrieben,</text:span></text:p>
          </draw:text-box>
        </draw:frame>
        <draw:frame draw:style-name="gr4" draw:text-style-name="P5" draw:layer="layout" svg:width="2.796cm" svg:height="0.424cm" svg:x="8.107cm" svg:y="4.817cm">
          <draw:text-box>
            <text:p text:style-name="P4"><text:span text:style-name="T3">dann angefangen</text:span></text:p>
          </draw:text-box>
        </draw:frame>
        <draw:frame draw:style-name="gr4" draw:text-style-name="P5" draw:layer="layout" svg:width="3.693cm" svg:height="0.424cm" svg:x="7.669cm" svg:y="5.241cm">
          <draw:text-box>
            <text:p text:style-name="P4"><text:span text:style-name="T3">Aufgabenabschnitt 3 zu</text:span></text:p>
          </draw:text-box>
        </draw:frame>
        <draw:frame draw:style-name="gr4" draw:text-style-name="P5" draw:layer="layout" svg:width="1.793cm" svg:height="0.424cm" svg:x="8.601cm" svg:y="5.664cm">
          <draw:text-box>
            <text:p text:style-name="P4"><text:span text:style-name="T3">bearbeiten.</text:span></text:p>
          </draw:text-box>
        </draw:frame>
        <draw:frame draw:style-name="gr4" draw:text-style-name="P5" draw:layer="layout" svg:width="3.11cm" svg:height="0.424cm" svg:x="7.959cm" svg:y="6.087cm">
          <draw:text-box>
            <text:p text:style-name="P4"><text:span text:style-name="T2">BP:</text:span><text:span text:style-name="T3"> Einführung EZB.</text:span></text:p>
          </draw:text-box>
        </draw:frame>
        <draw:frame draw:style-name="gr4" draw:text-style-name="P5" draw:layer="layout" svg:width="3.16cm" svg:height="0.424cm" svg:x="7.934cm" svg:y="6.511cm">
          <draw:text-box>
            <text:p text:style-name="P4"><text:span text:style-name="T2">UF:</text:span><text:span text:style-name="T3"> Für UF A gelernt.</text:span></text:p>
          </draw:text-box>
        </draw:frame>
        <draw:frame draw:style-name="gr4" draw:text-style-name="P5" draw:layer="layout" svg:width="4.921cm" svg:height="0.424cm" svg:x="7.066cm" svg:y="6.934cm">
          <draw:text-box>
            <text:p text:style-name="P4"><text:span text:style-name="T2">CNA:</text:span><text:span text:style-name="T3"> <text:s/>In Gruppen Vorträge über</text:span></text:p>
          </draw:text-box>
        </draw:frame>
        <draw:frame draw:style-name="gr4" draw:text-style-name="P5" draw:layer="layout" svg:width="5.006cm" svg:height="0.424cm" svg:x="7.017cm" svg:y="7.357cm">
          <draw:text-box>
            <text:p text:style-name="P4"><text:span text:style-name="T3">verschiedene Themen bezüglich</text:span></text:p>
          </draw:text-box>
        </draw:frame>
        <draw:frame draw:style-name="gr4" draw:text-style-name="P5" draw:layer="layout" svg:width="4.4cm" svg:height="0.424cm" svg:x="7.324cm" svg:y="7.781cm">
          <draw:text-box>
            <text:p text:style-name="P4"><text:span text:style-name="T3">Daten, Switches, Router und</text:span></text:p>
          </draw:text-box>
        </draw:frame>
        <draw:frame draw:style-name="gr4" draw:text-style-name="P5" draw:layer="layout" svg:width="3.224cm" svg:height="0.424cm" svg:x="7.895cm" svg:y="8.204cm">
          <draw:text-box>
            <text:p text:style-name="P4"><text:span text:style-name="T3">Ähnlichem gehalten.</text:span></text:p>
          </draw:text-box>
        </draw:frame>
        <draw:frame draw:style-name="gr4" draw:text-style-name="P5" draw:layer="layout" svg:width="1.611cm" svg:height="0.424cm" svg:x="13.483cm" svg:y="6.299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6.299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668cm" svg:height="0.424cm" svg:x="2.554cm" svg:y="9.883cm">
          <draw:text-box>
            <text:p text:style-name="P4"><text:span text:style-name="T1">2016/01/12 – DIENSTAG</text:span></text:p>
          </draw:text-box>
        </draw:frame>
        <draw:frame draw:style-name="gr4" draw:text-style-name="P5" draw:layer="layout" svg:width="2.512cm" svg:height="0.424cm" svg:x="8.248cm" svg:y="8.825cm">
          <draw:text-box>
            <text:p text:style-name="P4"><text:span text:style-name="T2">EN:</text:span><text:span text:style-name="T3"> Ausgefallen.</text:span></text:p>
          </draw:text-box>
        </draw:frame>
        <draw:frame draw:style-name="gr4" draw:text-style-name="P5" draw:layer="layout" svg:width="5.183cm" svg:height="0.424cm" svg:x="6.932cm" svg:y="9.248cm">
          <draw:text-box>
            <text:p text:style-name="P4"><text:span text:style-name="T2">CNA:</text:span><text:span text:style-name="T3"> Mit wahlweise einem Switch</text:span></text:p>
          </draw:text-box>
        </draw:frame>
        <draw:frame draw:style-name="gr4" draw:text-style-name="P5" draw:layer="layout" svg:width="4.722cm" svg:height="0.424cm" svg:x="7.168cm" svg:y="9.671cm">
          <draw:text-box>
            <text:p text:style-name="P4"><text:span text:style-name="T3">oder Router über ein Terminal</text:span></text:p>
          </draw:text-box>
        </draw:frame>
        <draw:frame draw:style-name="gr4" draw:text-style-name="P5" draw:layer="layout" svg:width="4.612cm" svg:height="0.424cm" svg:x="7.218cm" svg:y="10.095cm">
          <draw:text-box>
            <text:p text:style-name="P4"><text:span text:style-name="T3">verbunden und das Gerät mit</text:span></text:p>
          </draw:text-box>
        </draw:frame>
        <draw:frame draw:style-name="gr4" draw:text-style-name="P5" draw:layer="layout" svg:width="3.732cm" svg:height="0.424cm" svg:x="7.648cm" svg:y="10.518cm">
          <draw:text-box>
            <text:p text:style-name="P4"><text:span text:style-name="T3">Befehlen abgefragt und</text:span></text:p>
          </draw:text-box>
        </draw:frame>
        <draw:frame draw:style-name="gr4" draw:text-style-name="P5" draw:layer="layout" svg:width="1.657cm" svg:height="0.424cm" svg:x="8.668cm" svg:y="10.941cm">
          <draw:text-box>
            <text:p text:style-name="P4"><text:span text:style-name="T3">analysiert.</text:span></text:p>
          </draw:text-box>
        </draw:frame>
        <draw:frame draw:style-name="gr4" draw:text-style-name="P5" draw:layer="layout" svg:width="1.611cm" svg:height="0.424cm" svg:x="13.483cm" svg:y="9.883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9.883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863cm" svg:height="0.424cm" svg:x="2.455cm" svg:y="12.617cm">
          <draw:text-box>
            <text:p text:style-name="P4"><text:span text:style-name="T1">2016/01/13 – MITTWOCH</text:span></text:p>
          </draw:text-box>
        </draw:frame>
        <draw:frame draw:style-name="gr4" draw:text-style-name="P5" draw:layer="layout" svg:width="4.341cm" svg:height="0.424cm" svg:x="7.348cm" svg:y="11.559cm">
          <draw:text-box>
            <text:p text:style-name="P4"><text:span text:style-name="T2">WSK:</text:span><text:span text:style-name="T3"> Sozialer Arbeitsschutz</text:span></text:p>
          </draw:text-box>
        </draw:frame>
        <draw:frame draw:style-name="gr4" draw:text-style-name="P5" draw:layer="layout" svg:width="4.68cm" svg:height="0.424cm" svg:x="7.179cm" svg:y="11.982cm">
          <draw:text-box>
            <text:p text:style-name="P4"><text:span text:style-name="T3">(Behinderten-, Schwangeren-,</text:span></text:p>
          </draw:text-box>
        </draw:frame>
        <draw:frame draw:style-name="gr4" draw:text-style-name="P5" draw:layer="layout" svg:width="1.844cm" svg:height="0.424cm" svg:x="8.576cm" svg:y="12.405cm">
          <draw:text-box>
            <text:p text:style-name="P4"><text:span text:style-name="T3">Elternrecht)</text:span></text:p>
          </draw:text-box>
        </draw:frame>
        <draw:frame draw:style-name="gr4" draw:text-style-name="P5" draw:layer="layout" svg:width="4.807cm" svg:height="0.424cm" svg:x="7.123cm" svg:y="12.829cm">
          <draw:text-box>
            <text:p text:style-name="P4"><text:span text:style-name="T2">Linux:</text:span><text:span text:style-name="T3"> Auf LPIC-101 vorbereitet.</text:span></text:p>
          </draw:text-box>
        </draw:frame>
        <draw:frame draw:style-name="gr4" draw:text-style-name="P5" draw:layer="layout" svg:width="5.019cm" svg:height="0.424cm" svg:x="7.017cm" svg:y="13.252cm">
          <draw:text-box>
            <text:p text:style-name="P4"><text:span text:style-name="T2">BP:</text:span><text:span text:style-name="T3"> Vorträge über EZB gehalten.</text:span></text:p>
          </draw:text-box>
        </draw:frame>
        <draw:frame draw:style-name="gr4" draw:text-style-name="P5" draw:layer="layout" svg:width="3.118cm" svg:height="0.424cm" svg:x="7.959cm" svg:y="13.675cm">
          <draw:text-box>
            <text:p text:style-name="P4"><text:span text:style-name="T2">ITS:</text:span><text:span text:style-name="T3"> Cisco Kurs – IoE</text:span></text:p>
          </draw:text-box>
        </draw:frame>
        <draw:frame draw:style-name="gr4" draw:text-style-name="P5" draw:layer="layout" svg:width="1.611cm" svg:height="0.424cm" svg:x="13.483cm" svg:y="12.617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12.617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4.273cm" svg:height="0.424cm" svg:x="2.251cm" svg:y="15.355cm">
          <draw:text-box>
            <text:p text:style-name="P4"><text:span text:style-name="T1">2016/01/14 – DONNERSTAG</text:span></text:p>
          </draw:text-box>
        </draw:frame>
        <draw:frame draw:style-name="gr4" draw:text-style-name="P5" draw:layer="layout" svg:width="3.77cm" svg:height="0.424cm" svg:x="7.631cm" svg:y="14.296cm">
          <draw:text-box>
            <text:p text:style-name="P4"><text:span text:style-name="T2">ITS:</text:span><text:span text:style-name="T3"> Vortragsthemen zur</text:span></text:p>
          </draw:text-box>
        </draw:frame>
        <draw:frame draw:style-name="gr4" draw:text-style-name="P5" draw:layer="layout" svg:width="4.591cm" svg:height="0.424cm" svg:x="7.228cm" svg:y="14.72cm">
          <draw:text-box>
            <text:p text:style-name="P4"><text:span text:style-name="T3">Vorbereitung auf CompTIA A+</text:span></text:p>
          </draw:text-box>
        </draw:frame>
        <draw:frame draw:style-name="gr4" draw:text-style-name="P5" draw:layer="layout" svg:width="1.412cm" svg:height="0.424cm" svg:x="8.791cm" svg:y="15.143cm">
          <draw:text-box>
            <text:p text:style-name="P4"><text:span text:style-name="T3">erhalten.</text:span></text:p>
          </draw:text-box>
        </draw:frame>
        <draw:frame draw:style-name="gr4" draw:text-style-name="P5" draw:layer="layout" svg:width="5.142cm" svg:height="0.424cm" svg:x="6.96cm" svg:y="15.566cm">
          <draw:text-box>
            <text:p text:style-name="P4"><text:span text:style-name="T2">BP:</text:span><text:span text:style-name="T3"> Ein weiterer Vortrag zum EZB</text:span></text:p>
          </draw:text-box>
        </draw:frame>
        <draw:frame draw:style-name="gr4" draw:text-style-name="P5" draw:layer="layout" svg:width="4.358cm" svg:height="0.424cm" svg:x="7.341cm" svg:y="15.99cm">
          <draw:text-box>
            <text:p text:style-name="P4"><text:span text:style-name="T3">angehört und Test über EZB</text:span></text:p>
          </draw:text-box>
        </draw:frame>
        <draw:frame draw:style-name="gr4" draw:text-style-name="P5" draw:layer="layout" svg:width="2.004cm" svg:height="0.424cm" svg:x="8.498cm" svg:y="16.413cm">
          <draw:text-box>
            <text:p text:style-name="P4"><text:span text:style-name="T3">geschrieben.</text:span></text:p>
          </draw:text-box>
        </draw:frame>
        <draw:frame draw:style-name="gr4" draw:text-style-name="P5" draw:layer="layout" svg:width="1.611cm" svg:height="0.424cm" svg:x="13.483cm" svg:y="15.355cm">
          <draw:text-box>
            <text:p text:style-name="P4"><text:span text:style-name="T3">7 h 48 min</text:span></text:p>
          </draw:text-box>
        </draw:frame>
        <draw:frame draw:style-name="gr4" draw:text-style-name="P5" draw:layer="layout" svg:width="1.162cm" svg:height="0.424cm" svg:x="17.06cm" svg:y="15.355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401cm" svg:height="0.424cm" svg:x="2.685cm" svg:y="17.665cm">
          <draw:text-box>
            <text:p text:style-name="P4"><text:span text:style-name="T1">2016/01/15 – FREITAG</text:span></text:p>
          </draw:text-box>
        </draw:frame>
        <draw:frame draw:style-name="gr4" draw:text-style-name="P5" draw:layer="layout" svg:width="2.77cm" svg:height="0.424cm" svg:x="8.114cm" svg:y="17.03cm">
          <draw:text-box>
            <text:p text:style-name="P4"><text:span text:style-name="T2">WSK:</text:span><text:span text:style-name="T3"> Filmanalyse</text:span></text:p>
          </draw:text-box>
        </draw:frame>
        <draw:frame draw:style-name="gr4" draw:text-style-name="P5" draw:layer="layout" svg:width="4.895cm" svg:height="0.424cm" svg:x="7.073cm" svg:y="17.454cm">
          <draw:text-box>
            <text:p text:style-name="P4"><text:span text:style-name="T2">AS: </text:span><text:span text:style-name="T3">Verschieden Variablenarten</text:span></text:p>
          </draw:text-box>
        </draw:frame>
        <draw:frame draw:style-name="gr4" draw:text-style-name="P5" draw:layer="layout" svg:width="4.345cm" svg:height="0.424cm" svg:x="7.345cm" svg:y="17.877cm">
          <draw:text-box>
            <text:p text:style-name="P4"><text:span text:style-name="T3">erklärt und eine Datenbank</text:span></text:p>
          </draw:text-box>
        </draw:frame>
        <draw:frame draw:style-name="gr4" draw:text-style-name="P5" draw:layer="layout" svg:width="3.198cm" svg:height="0.424cm" svg:x="7.913cm" svg:y="18.3cm">
          <draw:text-box>
            <text:p text:style-name="P4"><text:span text:style-name="T3">geplant und erstellt.</text:span></text:p>
          </draw:text-box>
        </draw:frame>
        <draw:frame draw:style-name="gr4" draw:text-style-name="P5" draw:layer="layout" svg:width="1.611cm" svg:height="0.424cm" svg:x="13.483cm" svg:y="17.665cm">
          <draw:text-box>
            <text:p text:style-name="P4"><text:span text:style-name="T3">7 h 48 min</text:span></text:p>
          </draw:text-box>
        </draw:frame>
        <draw:line draw:style-name="gr5" draw:text-style-name="P3" draw:layer="layout" svg:x1="2cm" svg:y1="22.281cm" svg:x2="7.665cm" svg:y2="22.281cm">
          <text:p/>
        </draw:line>
        <draw:line draw:style-name="gr5" draw:text-style-name="P3" draw:layer="layout" svg:x1="13.335cm" svg:y1="22.281cm" svg:x2="19cm" svg:y2="22.281cm">
          <text:p/>
        </draw:line>
        <draw:frame draw:style-name="gr4" draw:text-style-name="P5" draw:layer="layout" svg:width="1.162cm" svg:height="0.424cm" svg:x="17.06cm" svg:y="17.665cm">
          <draw:text-box>
            <text:p text:style-name="P4"><text:span text:style-name="T3">OSZIMT</text:span></text:p>
          </draw:text-box>
        </draw:frame>
        <draw:frame draw:style-name="gr4" draw:text-style-name="P5" draw:layer="layout" svg:width="3.439cm" svg:height="0.424cm" svg:x="2.103cm" svg:y="22.375cm">
          <draw:text-box>
            <text:p text:style-name="P4"><text:span text:style-name="T3">Unterschrift Ausbilder</text:span></text:p>
          </draw:text-box>
        </draw:frame>
        <draw:line draw:style-name="gr5" draw:text-style-name="P3" draw:layer="layout" svg:x1="7.665cm" svg:y1="24.489cm" svg:x2="13.335cm" svg:y2="24.489cm">
          <text:p/>
        </draw:line>
        <draw:frame draw:style-name="gr4" draw:text-style-name="P5" draw:layer="layout" svg:width="4.388cm" svg:height="0.424cm" svg:x="14.46cm" svg:y="22.375cm">
          <draw:text-box>
            <text:p text:style-name="P4"><text:span text:style-name="T3">Unterschrift Auszubildender</text:span></text:p>
          </draw:text-box>
        </draw:frame>
        <draw:frame draw:style-name="gr4" draw:text-style-name="P5" draw:layer="layout" svg:width="7.021cm" svg:height="0.424cm" svg:x="6.946cm" svg:y="24.587cm">
          <draw:text-box>
            <text:p text:style-name="P4"><text:span text:style-name="T3">Unterschrift Klassenlehrer/Außerbetriebliche</text:span></text:p>
          </draw:text-box>
        </draw:frame>
        <draw:frame draw:style-name="gr4" draw:text-style-name="P5" draw:layer="layout" svg:width="1.839cm" svg:height="0.424cm" svg:x="9.56cm" svg:y="25.01cm">
          <draw:text-box>
            <text:p text:style-name="P4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8"/>
    <meta:generator>LibreOffice/5.2.3.3$Linux_X86_64 LibreOffice_project/20m0$Build-3</meta:generator>
  </office:meta>
</office:document-meta>
</file>